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officeooo:rsid="0012c473" officeooo:paragraph-rsid="0012c473"/>
    </style:style>
    <style:style style:name="P2" style:family="paragraph" style:parent-style-name="Preformatted_20_Text">
      <style:paragraph-properties fo:text-align="start" style:justify-single-word="false"/>
      <style:text-properties officeooo:rsid="0012c473" officeooo:paragraph-rsid="0012c473"/>
    </style:style>
    <style:style style:name="P3" style:family="paragraph" style:parent-style-name="Preformatted_20_Text">
      <style:paragraph-properties fo:text-align="start" style:justify-single-word="false"/>
      <style:text-properties officeooo:rsid="0013362e" officeooo:paragraph-rsid="0013362e"/>
    </style:style>
    <style:style style:name="P4" style:family="paragraph" style:parent-style-name="Standard">
      <style:paragraph-properties fo:text-align="center" style:justify-single-word="false"/>
      <style:text-properties officeooo:rsid="0011eed5" officeooo:paragraph-rsid="0011eed5"/>
    </style:style>
    <style:style style:name="P5" style:family="paragraph" style:parent-style-name="Standard">
      <style:paragraph-properties fo:text-align="start" style:justify-single-word="false"/>
      <style:text-properties officeooo:rsid="0011eed5" officeooo:paragraph-rsid="0011eed5"/>
    </style:style>
    <style:style style:name="P6" style:family="paragraph" style:parent-style-name="Standard">
      <style:paragraph-properties fo:text-align="start" style:justify-single-word="false"/>
      <style:text-properties officeooo:rsid="0012c473" officeooo:paragraph-rsid="0012c473"/>
    </style:style>
    <style:style style:name="P7" style:family="paragraph" style:parent-style-name="Standard">
      <style:paragraph-properties fo:text-align="start" style:justify-single-word="false"/>
      <style:text-properties officeooo:rsid="0016c9a3" officeooo:paragraph-rsid="0016c9a3"/>
    </style:style>
    <style:style style:name="P8" style:family="paragraph" style:parent-style-name="Standard">
      <style:paragraph-properties fo:text-align="start" style:justify-single-word="false"/>
      <style:text-properties officeooo:paragraph-rsid="0016c9a3"/>
    </style:style>
    <style:style style:name="P9" style:family="paragraph" style:parent-style-name="Text_20_body">
      <style:text-properties officeooo:paragraph-rsid="0012c473"/>
    </style:style>
    <style:style style:name="P10" style:family="paragraph" style:parent-style-name="Text_20_body">
      <style:text-properties officeooo:paragraph-rsid="0013362e"/>
    </style:style>
    <style:style style:name="T1" style:family="text">
      <style:text-properties officeooo:rsid="0012c473"/>
    </style:style>
    <style:style style:name="T2" style:family="text">
      <style:text-properties officeooo:rsid="00146d2b"/>
    </style:style>
    <style:style style:name="T3" style:family="text">
      <style:text-properties officeooo:rsid="0016c9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OS Tutorial</text:p>
      <text:p text:style-name="P5"/>
      <text:p text:style-name="P6">How to know the ROS version installed :</text:p>
      <text:p text:style-name="P6">rosversion -d</text:p>
      <text:p text:style-name="P6">$ -melodic</text:p>
      <text:p text:style-name="P6"/>
      <text:h text:style-name="P1" text:outline-level="2"><text:bookmark text:name="ROS.2FTutorials.2Fcatkin.2FNavigatingTheFilesystem.Prerequisites"/>Prerequisites</text:h>
      <text:p text:style-name="P9"><text:bookmark text:name="ROS.2FTutorials.2Fcatkin.2FNavigatingTheFilesystem.line-4"/><text:bookmark text:name="ROS.2FTutorials.2Fcatkin.2FNavigatingTheFilesystem.line-5"/>For this tutorial we will inspect a package in ros-tutorials, please install it using </text:p>
      <text:p text:style-name="P10">sudo apt-get install ros-<text:span text:style-name="T1">melodic</text:span>-ros-tutorials</text:p>
      <text:p text:style-name="P6"/>
      <text:p text:style-name="P3">Find a package :</text:p>
      <text:p text:style-name="P2"><text:bookmark text:name="ROS.2FTutorials.2Fcatkin.2FNavigatingTheFilesystem.line-1-5"/>rospack find roscpp</text:p>
      <text:p text:style-name="P6"/>
      <text:p text:style-name="P2"><text:span text:style-name="T2">Roscd</text:span> is part of the <text:a xlink:type="simple" xlink:href="http://wiki.ros.org/rosbash" text:style-name="Internet_20_link" text:visited-style-name="Visited_20_Internet_20_Link">rosbash</text:a> suite. It allows you to change directory : </text:p>
      <text:p text:style-name="P2">roscd roscpp</text:p>
      <text:p text:style-name="P2"/>
      <text:p text:style-name="P6"><text:span text:style-name="Teletype">roscd log</text:span> will take you to the folder where ROS stores log files</text:p>
      <text:p text:style-name="P6"/>
      <text:p text:style-name="P6"><text:a xlink:type="simple" xlink:href="http://wiki.ros.org/rosbash#rosls" text:style-name="Internet_20_link" text:visited-style-name="Visited_20_Internet_20_Link">rosls</text:a> allows you to <text:a xlink:type="simple" xlink:href="http://ss64.com/bash/ls.html" text:style-name="Internet_20_link" text:visited-style-name="Visited_20_Internet_20_Link">ls</text:a> directly in a package by name rather than by absolute path. </text:p>
      <text:p text:style-name="P8"><text:span text:style-name="T3">Ex :</text:span> rosls roscpp_tutorials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1:10:48.696615991</meta:creation-date>
    <dc:date>2020-11-06T12:04:24.269245146</dc:date>
    <meta:editing-duration>PT53M34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89" meta:character-count="512" meta:non-whitespace-character-count="434"/>
  </office:meta>
</office:document-meta>
</file>